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1], Lags: [[0]]"</text:p>
      <text:p text:style-name="Standard">nMSE = 0.124652</text:p>
      <text:p text:style-name="Standard">R2 = 0.773466</text:p>
      <text:p text:style-name="Standard">"Number of hidden layers:1, Number of nodes: [6], Columns: [0,1], Lags: [[],[8]]" MSE = <text:s/>0.124652 R2 = <text:s/>0.773466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,1], Lags: [[],[]]"</text:p>
      <text:p text:style-name="Standard">nMSE = 0.15799</text:p>
      <text:p text:style-name="Standard">R2 = 0.679154</text:p>
      <text:p text:style-name="Standard">"Number of hidden layers:1, Number of nodes: [6], Columns: [1], Lags: [[4]]" MSE = <text:s/>0.15799 R2 = <text:s/>0.679154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,1], Lags: [[8],[]]"</text:p>
      <text:p text:style-name="Standard">nMSE = 0.165536</text:p>
      <text:p text:style-name="Standard">R2 = 0.690047</text:p>
      <text:p text:style-name="Standard">"Number of hidden layers:1, Number of nodes: [6], Columns: [0], Lags: [[6]]" MSE = <text:s/>0.165536 R2 = <text:s/>0.690047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3], Columns: [0], Lags: [[0]]"</text:p>
      <text:p text:style-name="Standard">nMSE = 0.141929</text:p>
      <text:p text:style-name="Standard">R2 = 0.688721</text:p>
      <text:p text:style-name="Standard">"Number of hidden layers:1, Number of nodes: [7], Columns: [0], Lags: [[0,4,8]]" MSE = <text:s/>0.141929 R2 = <text:s/>0.688721</text:p>
      <text:p text:style-name="Standard">Zero lags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]]"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2,4],[4]]"</text:p>
      <text:p text:style-name="Standard">nMSE = 0.170543</text:p>
      <text:p text:style-name="Standard"><text:soft-page-break/>R2 = 0.628007</text:p>
      <text:p text:style-name="Standard">"Number of hidden layers:1, Number of nodes: [6], Columns: [1], Lags: [[2]]" MSE = <text:s/>0.170543 R2 = <text:s/>0.628007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], Lags: [[]]"</text:p>
      <text:p text:style-name="Standard">nMSE = 0.12814</text:p>
      <text:p text:style-name="Standard">R2 = 0.771552</text:p>
      <text:p text:style-name="Standard">"Number of hidden layers:1, Number of nodes: [3], Columns: [0], Lags: [[8]]" MSE = <text:s/>0.12814 R2 = <text:s/>0.771552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],[5]]"</text:p>
      <text:p text:style-name="Standard">nMSE = 0.123147</text:p>
      <text:p text:style-name="Standard">R2 = 0.726165</text:p>
      <text:p text:style-name="Standard">"Number of hidden layers:1, Number of nodes: [7], Columns: [1], Lags: [[6]]" MSE = <text:s/>0.123147 R2 = <text:s/>0.726165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,1], Lags: [[0],[0]]"</text:p>
      <text:p text:style-name="Standard">nMSE = 0.199493</text:p>
      <text:p text:style-name="Standard">R2 = 0.582681</text:p>
      <text:p text:style-name="Standard">"Number of hidden layers:1, Number of nodes: [6], Columns: [1], Lags: [[0]]" MSE = <text:s/>0.199493 R2 = <text:s/>0.582681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], Lags: [[3]]"</text:p>
      <text:p text:style-name="Standard">nMSE = 0.140937</text:p>
      <text:p text:style-name="Standard">R2 = 0.684642</text:p>
      <text:p text:style-name="Standard">"Number of hidden layers:1, Number of nodes: [5], Columns: [0], Lags: [[5]]" MSE = <text:s/>0.140937 R2 = <text:s/>0.684642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,1], Lags: [[1,2],[]]"</text:p>
      <text:p text:style-name="Standard">nMSE = 0.169387</text:p>
      <text:p text:style-name="Standard">R2 = 0.639846</text:p>
      <text:p text:style-name="Standard">"Number of hidden layers:1, Number of nodes: [2], Columns: [1], Lags: [[0,1]]" MSE = <text:s/>0.169387 R2 = <text:s/>0.639846</text:p>
      <text:p text:style-name="Standard">Zero lags</text:p>
      <text:p text:style-name="Standard"><text:soft-page-break/>Zero lags</text:p>
      <text:p text:style-name="Standard">Model2 ?= Model1 false</text:p>
      <text:p text:style-name="Standard">Model3 ?= Model1 true</text:p>
      <text:p text:style-name="Standard">"Number of hidden layers:1, Number of nodes: [2], Columns: [1], Lags: [[5]]"</text:p>
      <text:p text:style-name="Standard">nMSE = 0.176742</text:p>
      <text:p text:style-name="Standard">R2 = 0.627088</text:p>
      <text:p text:style-name="Standard">"Number of hidden layers:1, Number of nodes: [3], Columns: [1], Lags: [[2]]" MSE = <text:s/>0.176742 R2 = <text:s/>0.627088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], Lags: [[8]]"</text:p>
      <text:p text:style-name="Standard">nMSE = 0.160141</text:p>
      <text:p text:style-name="Standard">R2 = 0.673074</text:p>
      <text:p text:style-name="Standard">"Number of hidden layers:1, Number of nodes: [5], Columns: [0,1], Lags: [[0,3],[0]]" MSE = <text:s/>0.160141 R2 = <text:s/>0.673074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,1], Lags: [[3,6],[]]"</text:p>
      <text:p text:style-name="Standard">nMSE = 0.175303</text:p>
      <text:p text:style-name="Standard">R2 = 0.627399</text:p>
      <text:p text:style-name="Standard">"Number of hidden layers:1, Number of nodes: [5], Columns: [0,1], Lags: [[0,2],[]]" MSE = <text:s/>0.175303 R2 = <text:s/>0.627399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0]]"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0,1,2]]"</text:p>
      <text:p text:style-name="Standard">nMSE = 0.0909243</text:p>
      <text:p text:style-name="Standard">R2 = 0.803841</text:p>
      <text:p text:style-name="Standard">"Number of hidden layers:1, Number of nodes: [5], Columns: [0,1], Lags: [[0,5,10],[0]]" MSE = <text:s/>0.0909243 R2 = <text:s/>0.803841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4]]"</text:p>
      <text:p text:style-name="Standard">nMSE = 0.212266</text:p>
      <text:p text:style-name="Standard">R2 = 0.582078</text:p>
      <text:p text:style-name="Standard">"Number of hidden layers:1, Number of nodes: [3], Columns: [1], Lags: [[0]]" MSE = <text:s/>0.212266 R2 = <text:s/>0.582078</text:p>
      <text:p text:style-name="Standard">Zero lags</text:p>
      <text:p text:style-name="Standard"><text:soft-page-break/>Zero lags</text:p>
      <text:p text:style-name="Standard">Model2 ?= Model1 false</text:p>
      <text:p text:style-name="Standard">Model3 ?= Model1 true</text:p>
      <text:p text:style-name="Standard">"Number of hidden layers:1, Number of nodes: [5], Columns: [0], Lags: [[4]]"</text:p>
      <text:p text:style-name="Standard">nMSE = 0.179261</text:p>
      <text:p text:style-name="Standard">R2 = 0.621559</text:p>
      <text:p text:style-name="Standard">"Number of hidden layers:1, Number of nodes: [3], Columns: [0], Lags: [[2]]" MSE = <text:s/>0.179261 R2 = <text:s/>0.621559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0]]"</text:p>
      <text:p text:style-name="Standard">nMSE = 0.13925</text:p>
      <text:p text:style-name="Standard">R2 = 0.689457</text:p>
      <text:p text:style-name="Standard">"Number of hidden layers:1, Number of nodes: [2], Columns: [0,1], Lags: [[4],[0]]" MSE = <text:s/>0.13925 R2 = <text:s/>0.689457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0,4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1], Lags: [[10]]"</text:p>
      <text:p text:style-name="Standard">nMSE = 0.187626</text:p>
      <text:p text:style-name="Standard">R2 = 0.604719</text:p>
      <text:p text:style-name="Standard">"Number of hidden layers:1, Number of nodes: [2], Columns: [0], Lags: [[2]]" MSE = <text:s/>0.187626 R2 = <text:s/>0.604719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],[2,4]]"</text:p>
      <text:p text:style-name="Standard">nMSE = 0.146883</text:p>
      <text:p text:style-name="Standard">R2 = 0.672345</text:p>
      <text:p text:style-name="Standard">"Number of hidden layers:1, Number of nodes: [7], Columns: [0,1], Lags: [[0,3],[6]]" MSE = <text:s/>0.146883 R2 = <text:s/>0.672345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0,1], Lags: [[],[0]]"</text:p>
      <text:p text:style-name="Standard">nMSE = 0.177607</text:p>
      <text:p text:style-name="Standard">R2 = 0.62516</text:p>
      <text:p text:style-name="Standard">"Number of hidden layers:1, Number of nodes: [3], Columns: [0], Lags: [[2]]" MSE = <text:s/>0.177607 R2 = <text:s/>0.62516</text:p>
      <text:p text:style-name="Standard">Zero lags</text:p>
      <text:p text:style-name="Standard"><text:soft-page-break/>Model2 ?= Model1 false</text:p>
      <text:p text:style-name="Standard">Model3 ?= Model1 true</text:p>
      <text:p text:style-name="Standard">"Number of hidden layers:1, Number of nodes: [6], Columns: [0,1], Lags: [[4],[2]]"</text:p>
      <text:p text:style-name="Standard">nMSE = 0.131355</text:p>
      <text:p text:style-name="Standard">R2 = 0.713211</text:p>
      <text:p text:style-name="Standard">"Number of hidden layers:1, Number of nodes: [5], Columns: [0], Lags: [[0,6]]" MSE = <text:s/>0.131355 R2 = <text:s/>0.713211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]]"</text:p>
      <text:p text:style-name="Standard">nMSE = 0.201005</text:p>
      <text:p text:style-name="Standard">R2 = 0.578388</text:p>
      <text:p text:style-name="Standard">"Number of hidden layers:1, Number of nodes: [7], Columns: [1], Lags: [[0]]" MSE = <text:s/>0.201005 R2 = <text:s/>0.578388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0],[]]"</text:p>
      <text:p text:style-name="Standard">nMSE = 0.11967</text:p>
      <text:p text:style-name="Standard">R2 = 0.73465</text:p>
      <text:p text:style-name="Standard">"Number of hidden layers:1, Number of nodes: [7], Columns: [0,1], Lags: [[0,6],[6]]" MSE = <text:s/>0.11967 R2 = <text:s/>0.73465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]]"</text:p>
      <text:p text:style-name="Standard">nMSE = 0.14507</text:p>
      <text:p text:style-name="Standard">R2 = 0.678627</text:p>
      <text:p text:style-name="Standard">"Number of hidden layers:1, Number of nodes: [5], Columns: [0,1], Lags: [[4],[4]]" MSE = <text:s/>0.14507 R2 = <text:s/>0.678627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2]]"</text:p>
      <text:p text:style-name="Standard">nMSE = 0.149149</text:p>
      <text:p text:style-name="Standard">R2 = 0.696956</text:p>
      <text:p text:style-name="Standard">"Number of hidden layers:1, Number of nodes: [7], Columns: [0,1], Lags: [[],[5]]" MSE = <text:s/>0.149149 R2 = <text:s/>0.696956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0], Lags: [[5]]"</text:p>
      <text:p text:style-name="Standard"><text:soft-page-break/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],[0]]"</text:p>
      <text:p text:style-name="Standard">nMSE = 0.196157</text:p>
      <text:p text:style-name="Standard">R2 = 0.575316</text:p>
      <text:p text:style-name="Standard">"Number of hidden layers:1, Number of nodes: [4], Columns: [0], Lags: [[0]]" MSE = <text:s/>0.196157 R2 = <text:s/>0.575316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1], Lags: [[]]"</text:p>
      <text:p text:style-name="Standard">nMSE = 0.163511</text:p>
      <text:p text:style-name="Standard">R2 = 0.643962</text:p>
      <text:p text:style-name="Standard">"Number of hidden layers:1, Number of nodes: [4], Columns: [0,1], Lags: [[0],[0,3]]" MSE = <text:s/>0.163511 R2 = <text:s/>0.643962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,1], Lags: [[0,8],[4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4]]"</text:p>
      <text:p text:style-name="Standard">nMSE = 0.122598</text:p>
      <text:p text:style-name="Standard">R2 = 0.728095</text:p>
      <text:p text:style-name="Standard">"Number of hidden layers:1, Number of nodes: [7], Columns: [1], Lags: [[6]]" MSE = <text:s/>0.122598 R2 = <text:s/>0.728095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]]"</text:p>
      <text:p text:style-name="Standard">nMSE = 0.192658</text:p>
      <text:p text:style-name="Standard">R2 = 0.57901</text:p>
      <text:p text:style-name="Standard">"Number of hidden layers:1, Number of nodes: [3], Columns: [1], Lags: [[0]]" MSE = <text:s/>0.192658 R2 = <text:s/>0.57901</text:p>
      <text:p text:style-name="Standard">Zero lags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7], Columns: [1], Lags: [[]]"</text:p>
      <text:p text:style-name="Standard">nMSE = 0.0770378</text:p>
      <text:p text:style-name="Standard"><text:soft-page-break/>R2 = 0.828193</text:p>
      <text:p text:style-name="Standard">"Number of hidden layers:1, Number of nodes: [4], Columns: [1], Lags: [[0,5,10]]" MSE = <text:s/>0.0770378 R2 = <text:s/>0.828193</text:p>
      <text:p text:style-name="Standard">Model2 ?= Model1 false</text:p>
      <text:p text:style-name="Standard">Model3 ?= Model1 true</text:p>
      <text:p text:style-name="Standard">"Number of hidden layers:1, Number of nodes: [2], Columns: [0,1], Lags: [[4],[2]]"</text:p>
      <text:p text:style-name="Standard">nMSE = 0.178975</text:p>
      <text:p text:style-name="Standard">R2 = 0.610601</text:p>
      <text:p text:style-name="Standard">"Number of hidden layers:1, Number of nodes: [2], Columns: [0,1], Lags: [[2],[0]]" MSE = <text:s/>0.178975 R2 = <text:s/>0.610601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0]]"</text:p>
      <text:p text:style-name="Standard">nMSE = 0.146491</text:p>
      <text:p text:style-name="Standard">R2 = 0.681983</text:p>
      <text:p text:style-name="Standard">"Number of hidden layers:1, Number of nodes: [4], Columns: [1], Lags: [[0,3]]" MSE = <text:s/>0.146491 R2 = <text:s/>0.681983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1], Lags: [[1]]"</text:p>
      <text:p text:style-name="Standard">nMSE = 0.193817</text:p>
      <text:p text:style-name="Standard">R2 = 0.579891</text:p>
      <text:p text:style-name="Standard">"Number of hidden layers:1, Number of nodes: [2], Columns: [1], Lags: [[0]]" MSE = <text:s/>0.193817 R2 = <text:s/>0.579891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4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0]]"</text:p>
      <text:p text:style-name="Standard">nMSE = 0.189903</text:p>
      <text:p text:style-name="Standard">R2 = 0.579598</text:p>
      <text:p text:style-name="Standard">"Number of hidden layers:1, Number of nodes: [3], Columns: [1], Lags: [[0]]" MSE = <text:s/>0.189903 R2 = <text:s/>0.579598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], Lags: [[]]"</text:p>
      <text:p text:style-name="Standard"><text:soft-page-break/>nMSE = 0.151614</text:p>
      <text:p text:style-name="Standard">R2 = 0.738385</text:p>
      <text:p text:style-name="Standard">"Number of hidden layers:1, Number of nodes: [3], Columns: [0], Lags: [[4,8]]" MSE = <text:s/>0.151614 R2 = <text:s/>0.738385</text:p>
      <text:p text:style-name="Standard">Zero lags</text:p>
      <text:p text:style-name="Standard">Zero lags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6], Columns: [0], Lags: [[]]"</text:p>
      <text:p text:style-name="Standard">Zero lags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]]"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,1], Lags: [[4],[2]]"</text:p>
      <text:p text:style-name="Standard">nMSE = 0.194957</text:p>
      <text:p text:style-name="Standard">R2 = 0.59806</text:p>
      <text:p text:style-name="Standard">"Number of hidden layers:1, Number of nodes: [2], Columns: [0], Lags: [[1,2]]" MSE = <text:s/>0.194957 R2 = <text:s/>0.59806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1], Lags: [[0]]"</text:p>
      <text:p text:style-name="Standard">nMSE = 0.152382</text:p>
      <text:p text:style-name="Standard">R2 = 0.669368</text:p>
      <text:p text:style-name="Standard">"Number of hidden layers:1, Number of nodes: [4], Columns: [0], Lags: [[0,2]]" MSE = <text:s/>0.152382 R2 = <text:s/>0.669368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6],[0,3]]"</text:p>
      <text:p text:style-name="Standard">nMSE = 0.123459</text:p>
      <text:p text:style-name="Standard">R2 = 0.723124</text:p>
      <text:p text:style-name="Standard">"Number of hidden layers:1, Number of nodes: [3], Columns: [0], Lags: [[0,6]]" MSE = <text:s/>0.123459 R2 = <text:s/>0.723124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3],[3,6]]"</text:p>
      <text:p text:style-name="Standard">Zero lags</text:p>
      <text:p text:style-name="Standard"><text:soft-page-break/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0,5]]"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0]]"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0], Lags: [[8]]"</text:p>
      <text:p text:style-name="Standard">nMSE = 0.0830158</text:p>
      <text:p text:style-name="Standard">R2 = 0.815616</text:p>
      <text:p text:style-name="Standard">"Number of hidden layers:1, Number of nodes: [2], Columns: [0,1], Lags: [[10],[0]]" MSE = <text:s/>0.0830158 R2 = <text:s/>0.815616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1], Lags: [[1]]"</text:p>
      <text:p text:style-name="Standard">nMSE = 0.163063</text:p>
      <text:p text:style-name="Standard">R2 = 0.651623</text:p>
      <text:p text:style-name="Standard">"Number of hidden layers:1, Number of nodes: [6], Columns: [0,1], Lags: [[3],[]]" MSE = <text:s/>0.163063 R2 = <text:s/>0.651623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1], Lags: [[2]]"</text:p>
      <text:p text:style-name="Standard">nMSE = 0.138522</text:p>
      <text:p text:style-name="Standard">R2 = 0.706285</text:p>
      <text:p text:style-name="Standard">"Number of hidden layers:1, Number of nodes: [5], Columns: [0,1], Lags: [[2,4],[]]" MSE = <text:s/>0.138522 R2 = <text:s/>0.706285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0]]"</text:p>
      <text:p text:style-name="Standard">Zero lags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<text:soft-page-break/>"Number of hidden layers:1, Number of nodes: [2], Columns: [1], Lags: [[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,1], Lags: [[5],[0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6]]"</text:p>
      <text:p text:style-name="Standard">nMSE = 0.135408</text:p>
      <text:p text:style-name="Standard">R2 = 0.705131</text:p>
      <text:p text:style-name="Standard">"Number of hidden layers:1, Number of nodes: [4], Columns: [0,1], Lags: [[],[0,4]]" MSE = <text:s/>0.135408 R2 = <text:s/>0.705131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]]"</text:p>
      <text:p text:style-name="Standard">nMSE = 0.124797</text:p>
      <text:p text:style-name="Standard">R2 = 0.728463</text:p>
      <text:p text:style-name="Standard">"Number of hidden layers:1, Number of nodes: [3], Columns: [0,1], Lags: [[],[6]]" MSE = <text:s/>0.124797 R2 = <text:s/>0.728463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,1], Lags: [[0,3],[]]"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7], Columns: [0,1], Lags: [[],[2]]"</text:p>
      <text:p text:style-name="Standard">nMSE = 0.149152</text:p>
      <text:p text:style-name="Standard">R2 = 0.667607</text:p>
      <text:p text:style-name="Standard">"Number of hidden layers:1, Number of nodes: [2], Columns: [0,1], Lags: [[],[0,2]]" MSE = <text:s/>0.149152 R2 = <text:s/>0.667607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2]]"</text:p>
      <text:p text:style-name="Standard">Zero lags</text:p>
      <text:p text:style-name="Standard">Zero lags</text:p>
      <text:p text:style-name="Standard">Zero lags</text:p>
      <text:p text:style-name="Standard"><text:soft-page-break/>Model2 ?= Model1 false</text:p>
      <text:p text:style-name="Standard">Model3 ?= Model1 true</text:p>
      <text:p text:style-name="Standard">"Number of hidden layers:1, Number of nodes: [7], Columns: [1], Lags: [[]]"</text:p>
      <text:p text:style-name="Standard">nMSE = 0.150079</text:p>
      <text:p text:style-name="Standard">R2 = 0.665162</text:p>
      <text:p text:style-name="Standard">"Number of hidden layers:1, Number of nodes: [7], Columns: [1], Lags: [[0,2]]" MSE = <text:s/>0.150079 R2 = <text:s/>0.665162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0]]"</text:p>
      <text:p text:style-name="Standard">nMSE = 0.165559</text:p>
      <text:p text:style-name="Standard">R2 = 0.648187</text:p>
      <text:p text:style-name="Standard">"Number of hidden layers:1, Number of nodes: [3], Columns: [0], Lags: [[3]]" MSE = <text:s/>0.165559 R2 = <text:s/>0.648187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1], Lags: [[]]"</text:p>
      <text:p text:style-name="Standard">nMSE = 0.171782</text:p>
      <text:p text:style-name="Standard">R2 = 0.645201</text:p>
      <text:p text:style-name="Standard">"Number of hidden layers:1, Number of nodes: [6], Columns: [0], Lags: [[3]]" MSE = <text:s/>0.171782 R2 = <text:s/>0.645201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6], Columns: [0], Lags: [[4]]"</text:p>
      <text:p text:style-name="Standard">nMSE = 0.1541</text:p>
      <text:p text:style-name="Standard">R2 = 0.671718</text:p>
      <text:p text:style-name="Standard">"Number of hidden layers:1, Number of nodes: [4], Columns: [0], Lags: [[0,2]]" MSE = <text:s/>0.1541 R2 = <text:s/>0.671718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,1], Lags: [[1,2],[1]]"</text:p>
      <text:p text:style-name="Standard">nMSE = 0.178749</text:p>
      <text:p text:style-name="Standard">R2 = 0.651988</text:p>
      <text:p text:style-name="Standard">"Number of hidden layers:1, Number of nodes: [5], Columns: [1], Lags: [[1,2]]" MSE = <text:s/>0.178749 R2 = <text:s/>0.651988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,1], Lags: [[],[2]]"</text:p>
      <text:p text:style-name="Standard">nMSE = 0.187567</text:p>
      <text:p text:style-name="Standard"><text:soft-page-break/>R2 = 0.582077</text:p>
      <text:p text:style-name="Standard">"Number of hidden layers:1, Number of nodes: [4], Columns: [1], Lags: [[0]]" MSE = <text:s/>0.187567 R2 = <text:s/>0.582077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], Lags: [[1,2]]"</text:p>
      <text:p text:style-name="Standard">nMSE = 0.129229</text:p>
      <text:p text:style-name="Standard">R2 = 0.712335</text:p>
      <text:p text:style-name="Standard">"Number of hidden layers:1, Number of nodes: [4], Columns: [0,1], Lags: [[6],[]]" MSE = <text:s/>0.129229 R2 = <text:s/>0.712335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1], Lags: [[0,1]]"</text:p>
      <text:p text:style-name="Standard">nMSE = 0.182853</text:p>
      <text:p text:style-name="Standard">R2 = 0.627358</text:p>
      <text:p text:style-name="Standard">"Number of hidden layers:1, Number of nodes: [3], Columns: [1], Lags: [[2]]" MSE = <text:s/>0.182853 R2 = <text:s/>0.627358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]]"</text:p>
      <text:p text:style-name="Standard">nMSE = 0.158335</text:p>
      <text:p text:style-name="Standard">R2 = 0.657394</text:p>
      <text:p text:style-name="Standard">"Number of hidden layers:1, Number of nodes: [6], Columns: [0,1], Lags: [[0],[0,2]]" MSE = <text:s/>0.158335 R2 = <text:s/>0.657394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0,6],[3,6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0,3]]"</text:p>
      <text:p text:style-name="Standard">nMSE = 0.181957</text:p>
      <text:p text:style-name="Standard">R2 = 0.604078</text:p>
      <text:p text:style-name="Standard">"Number of hidden layers:1, Number of nodes: [5], Columns: [0], Lags: [[1]]" MSE = <text:s/>0.181957 R2 = <text:s/>0.604078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0], Lags: [[0]]"</text:p>
      <text:p text:style-name="Standard"><text:soft-page-break/>nMSE = 0.162013</text:p>
      <text:p text:style-name="Standard">R2 = 0.66488</text:p>
      <text:p text:style-name="Standard">"Number of hidden layers:1, Number of nodes: [3], Columns: [0], Lags: [[4]]" MSE = <text:s/>0.162013 R2 = <text:s/>0.66488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,1], Lags: [[0],[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1], Lags: [[5,10]]"</text:p>
      <text:p text:style-name="Standard">nMSE = 0.142907</text:p>
      <text:p text:style-name="Standard">R2 = 0.691209</text:p>
      <text:p text:style-name="Standard">"Number of hidden layers:1, Number of nodes: [6], Columns: [0], Lags: [[0,4]]" MSE = <text:s/>0.142907 R2 = <text:s/>0.691209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0,2]]"</text:p>
      <text:p text:style-name="Standard">nMSE = 0.171288</text:p>
      <text:p text:style-name="Standard">R2 = 0.623769</text:p>
      <text:p text:style-name="Standard">"Number of hidden layers:1, Number of nodes: [2], Columns: [0,1], Lags: [[2],[]]" MSE = <text:s/>0.171288 R2 = <text:s/>0.623769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],[0,2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5]]"</text:p>
      <text:p text:style-name="Standard">nMSE = 0.131297</text:p>
      <text:p text:style-name="Standard">R2 = 0.706214</text:p>
      <text:p text:style-name="Standard">"Number of hidden layers:1, Number of nodes: [7], Columns: [1], Lags: [[0,4]]" MSE = <text:s/>0.131297 R2 = <text:s/>0.706214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0]]"</text:p>
      <text:p text:style-name="Standard">nMSE = 0.146201</text:p>
      <text:p text:style-name="Standard"><text:soft-page-break/>R2 = 0.674211</text:p>
      <text:p text:style-name="Standard">"Number of hidden layers:1, Number of nodes: [3], Columns: [1], Lags: [[4]]" MSE = <text:s/>0.146201 R2 = <text:s/>0.674211</text:p>
      <text:p text:style-name="Standard">Zero lags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7], Columns: [0,1], Lags: [[],[]]"</text:p>
      <text:p text:style-name="Standard">nMSE = 0.185232</text:p>
      <text:p text:style-name="Standard">R2 = 0.678724</text:p>
      <text:p text:style-name="Standard">"Number of hidden layers:1, Number of nodes: [6], Columns: [0,1], Lags: [[],[1,2]]" MSE = <text:s/>0.185232 R2 = <text:s/>0.678724</text:p>
      <text:p text:style-name="Standard">Model2 ?= Model1 false</text:p>
      <text:p text:style-name="Standard">Model3 ?= Model1 true</text:p>
      <text:p text:style-name="Standard">"Number of hidden layers:1, Number of nodes: [5], Columns: [0,1], Lags: [[0,5,10],[5,10]]"</text:p>
      <text:p text:style-name="Standard">nMSE = 0.106301</text:p>
      <text:p text:style-name="Standard">R2 = 0.762842</text:p>
      <text:p text:style-name="Standard">"Number of hidden layers:1, Number of nodes: [3], Columns: [0,1], Lags: [[8],[8]]" MSE = <text:s/>0.106301 R2 = <text:s/>0.762842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]]"</text:p>
      <text:p text:style-name="Standard">nMSE = 0.181846</text:p>
      <text:p text:style-name="Standard">R2 = 0.635069</text:p>
      <text:p text:style-name="Standard">"Number of hidden layers:1, Number of nodes: [6], Columns: [0], Lags: [[0,2]]" MSE = <text:s/>0.181846 R2 = <text:s/>0.635069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1], Lags: [[]]"</text:p>
      <text:p text:style-name="Standard">nMSE = 0.175091</text:p>
      <text:p text:style-name="Standard">R2 = 0.615145</text:p>
      <text:p text:style-name="Standard">"Number of hidden layers:1, Number of nodes: [6], Columns: [0], Lags: [[2]]" MSE = <text:s/>0.175091 R2 = <text:s/>0.615145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1]]"</text:p>
      <text:p text:style-name="Standard">nMSE = 0.168456</text:p>
      <text:p text:style-name="Standard">R2 = 0.642833</text:p>
      <text:p text:style-name="Standard">"Number of hidden layers:1, Number of nodes: [4], Columns: [0,1], Lags: [[0,1,2],[1]]" MSE = <text:s/>0.168456 R2 = <text:s/>0.642833</text:p>
      <text:p text:style-name="Standard">Zero lags</text:p>
      <text:p text:style-name="Standard"><text:soft-page-break/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0,4],[]]"</text:p>
      <text:p text:style-name="Standard">nMSE = 0.143927</text:p>
      <text:p text:style-name="Standard">R2 = 0.696053</text:p>
      <text:p text:style-name="Standard">"Number of hidden layers:1, Number of nodes: [7], Columns: [0], Lags: [[0,2,4]]" MSE = <text:s/>0.143927 R2 = <text:s/>0.696053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4], Columns: [0], Lags: [[8]]"</text:p>
      <text:p text:style-name="Standard">nMSE = 0.152806</text:p>
      <text:p text:style-name="Standard">R2 = 0.661276</text:p>
      <text:p text:style-name="Standard">"Number of hidden layers:1, Number of nodes: [6], Columns: [0], Lags: [[4]]" MSE = <text:s/>0.152806 R2 = <text:s/>0.661276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1], Lags: [[]]"</text:p>
      <text:p text:style-name="Standard">nMSE = 0.145024</text:p>
      <text:p text:style-name="Standard">R2 = 0.695015</text:p>
      <text:p text:style-name="Standard">"Number of hidden layers:1, Number of nodes: [5], Columns: [0,1], Lags: [[6],[]]" MSE = <text:s/>0.145024 R2 = <text:s/>0.695015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1], Lags: [[0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], Lags: [[]]"</text:p>
      <text:p text:style-name="Standard">nMSE = 0.132316</text:p>
      <text:p text:style-name="Standard">R2 = 0.703745</text:p>
      <text:p text:style-name="Standard">"Number of hidden layers:1, Number of nodes: [5], Columns: [0,1], Lags: [[4],[0]]" MSE = <text:s/>0.132316 R2 = <text:s/>0.703745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6]]"</text:p>
      <text:p text:style-name="Standard">nMSE = 0.10471</text:p>
      <text:p text:style-name="Standard">R2 = 0.766797</text:p>
      <text:p text:style-name="Standard"><text:soft-page-break/>"Number of hidden layers:1, Number of nodes: [4], Columns: [0,1], Lags: [[8],[8]]" MSE = <text:s/>0.10471 R2 = <text:s/>0.766797</text:p>
      <text:p text:style-name="Standard">Model2 ?= Model1 false</text:p>
      <text:p text:style-name="Standard">Model3 ?= Model1 true</text:p>
      <text:p text:style-name="Standard">"Number of hidden layers:1, Number of nodes: [3], Columns: [0,1], Lags: [[0,8],[0,8]]"</text:p>
      <text:p text:style-name="Standard">nMSE = 0.142079</text:p>
      <text:p text:style-name="Standard">R2 = 0.684752</text:p>
      <text:p text:style-name="Standard">"Number of hidden layers:1, Number of nodes: [4], Columns: [0,1], Lags: [[0,2,4],[0,2]]" MSE = <text:s/>0.142079 R2 = <text:s/>0.684752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], Lags: [[0,4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0,3]]"</text:p>
      <text:p text:style-name="Standard">nMSE = 0.148629</text:p>
      <text:p text:style-name="Standard">R2 = 0.774582</text:p>
      <text:p text:style-name="Standard">"Number of hidden layers:1, Number of nodes: [3], Columns: [0], Lags: [[0,10]]" MSE = <text:s/>0.148629 R2 = <text:s/>0.774582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10]]"</text:p>
      <text:p text:style-name="Standard">nMSE = 0.170072</text:p>
      <text:p text:style-name="Standard">R2 = 0.629311</text:p>
      <text:p text:style-name="Standard">"Number of hidden layers:1, Number of nodes: [6], Columns: [1], Lags: [[0,1]]" MSE = <text:s/>0.170072 R2 = <text:s/>0.629311</text:p>
      <text:p text:style-name="Standard">Zero lags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1], Lags: [[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0], Lags: [[2]]"</text:p>
      <text:p text:style-name="Standard">nMSE = 0.140777</text:p>
      <text:p text:style-name="Standard">R2 = 0.704771</text:p>
      <text:p text:style-name="Standard">"Number of hidden layers:1, Number of nodes: [6], Columns: [1], Lags: [[0,4]]" MSE = <text:s/>0.140777 R2 = <text:s/>0.704771</text:p>
      <text:p text:style-name="Standard"><text:soft-page-break/>Zero lags</text:p>
      <text:p text:style-name="Standard">Model2 ?= Model1 false</text:p>
      <text:p text:style-name="Standard">Model3 ?= Model1 true</text:p>
      <text:p text:style-name="Standard">"Number of hidden layers:1, Number of nodes: [7], Columns: [1], Lags: [[0,3]]"</text:p>
      <text:p text:style-name="Standard">nMSE = 0.139568</text:p>
      <text:p text:style-name="Standard">R2 = 0.6909</text:p>
      <text:p text:style-name="Standard">"Number of hidden layers:1, Number of nodes: [7], Columns: [0,1], Lags: [[0,4],[0]]" MSE = <text:s/>0.139568 R2 = <text:s/>0.6909</text:p>
      <text:p text:style-name="Standard">Model2 ?= Model1 false</text:p>
      <text:p text:style-name="Standard">Model3 ?= Model1 true</text:p>
      <text:p text:style-name="Standard">"Number of hidden layers:1, Number of nodes: [4], Columns: [0,1], Lags: [[0,10],[0]]"</text:p>
      <text:p text:style-name="Standard">nMSE = 0.180825</text:p>
      <text:p text:style-name="Standard">R2 = 0.638472</text:p>
      <text:p text:style-name="Standard">"Number of hidden layers:1, Number of nodes: [3], Columns: [0,1], Lags: [[0,2],[0,4]]" MSE = <text:s/>0.180825 R2 = <text:s/>0.638472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0,1], Lags: [[],[]]"</text:p>
      <text:p text:style-name="Standard">nMSE = 0.149062</text:p>
      <text:p text:style-name="Standard">R2 = 0.686484</text:p>
      <text:p text:style-name="Standard">"Number of hidden layers:1, Number of nodes: [3], Columns: [0,1], Lags: [[4],[0]]" MSE = <text:s/>0.149062 R2 = <text:s/>0.686484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0,4]]"</text:p>
      <text:p text:style-name="Standard">nMSE = 0.161984</text:p>
      <text:p text:style-name="Standard">R2 = 0.637173</text:p>
      <text:p text:style-name="Standard">"Number of hidden layers:1, Number of nodes: [4], Columns: [0,1], Lags: [[0],[0,1,2]]" MSE = <text:s/>0.161984 R2 = <text:s/>0.637173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1], Lags: [[]]"</text:p>
      <text:p text:style-name="Standard">nMSE = 0.112387</text:p>
      <text:p text:style-name="Standard">R2 = 0.753345</text:p>
      <text:p text:style-name="Standard">"Number of hidden layers:1, Number of nodes: [5], Columns: [0], Lags: [[3,6]]" MSE = <text:s/>0.112387 R2 = <text:s/>0.753345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1], Lags: [[]]"</text:p>
      <text:p text:style-name="Standard">nMSE = 0.189626</text:p>
      <text:p text:style-name="Standard"><text:soft-page-break/>R2 = 0.576584</text:p>
      <text:p text:style-name="Standard">"Number of hidden layers:1, Number of nodes: [6], Columns: [0], Lags: [[0]]" MSE = <text:s/>0.189626 R2 = <text:s/>0.576584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3],[0,6]]"</text:p>
      <text:p text:style-name="Standard">nMSE = 0.201038</text:p>
      <text:p text:style-name="Standard">R2 = 0.58182</text:p>
      <text:p text:style-name="Standard">"Number of hidden layers:1, Number of nodes: [7], Columns: [1], Lags: [[0]]" MSE = <text:s/>0.201038 R2 = <text:s/>0.58182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4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]]"</text:p>
      <text:p text:style-name="Standard">nMSE = 0.168784</text:p>
      <text:p text:style-name="Standard">R2 = 0.637685</text:p>
      <text:p text:style-name="Standard">"Number of hidden layers:1, Number of nodes: [5], Columns: [0,1], Lags: [[2],[4]]" MSE = <text:s/>0.168784 R2 = <text:s/>0.637685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0]]"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0],[0]]"</text:p>
      <text:p text:style-name="Standard">nMSE = 0.0884592</text:p>
      <text:p text:style-name="Standard">R2 = 0.810924</text:p>
      <text:p text:style-name="Standard">"Number of hidden layers:1, Number of nodes: [6], Columns: [0], Lags: [[5,10]]" MSE = <text:s/>0.0884592 R2 = <text:s/>0.810924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4]]"</text:p>
      <text:p text:style-name="Standard">nMSE = 0.147187</text:p>
      <text:p text:style-name="Standard">R2 = 0.672623</text:p>
      <text:p text:style-name="Standard">"Number of hidden layers:1, Number of nodes: [3], Columns: [1], Lags: [[1,2]]" MSE = <text:s/>0.147187 R2 = <text:s/>0.672623</text:p>
      <text:p text:style-name="Standard"><text:soft-page-break/>Zero lags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6], Columns: [0], Lags: [[10]]"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0,1], Lags: [[0,3],[0]]"</text:p>
      <text:p text:style-name="Standard">nMSE = 0.0958358</text:p>
      <text:p text:style-name="Standard">R2 = 0.791622</text:p>
      <text:p text:style-name="Standard">"Number of hidden layers:1, Number of nodes: [7], Columns: [0], Lags: [[4,8]]" MSE = <text:s/>0.0958358 R2 = <text:s/>0.791622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], Lags: [[]]"</text:p>
      <text:p text:style-name="Standard">nMSE = 0.195824</text:p>
      <text:p text:style-name="Standard">R2 = 0.60245</text:p>
      <text:p text:style-name="Standard">"Number of hidden layers:1, Number of nodes: [2], Columns: [0], Lags: [[1]]" MSE = <text:s/>0.195824 R2 = <text:s/>0.60245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1], Lags: [[4]]"</text:p>
      <text:p text:style-name="Standard">nMSE = 0.162456</text:p>
      <text:p text:style-name="Standard">R2 = 0.647116</text:p>
      <text:p text:style-name="Standard">"Number of hidden layers:1, Number of nodes: [4], Columns: [0], Lags: [[3]]" MSE = <text:s/>0.162456 R2 = <text:s/>0.647116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0,1],[1]]"</text:p>
      <text:p text:style-name="Standard">nMSE = 0.16188</text:p>
      <text:p text:style-name="Standard">R2 = 0.646312</text:p>
      <text:p text:style-name="Standard">"Number of hidden layers:1, Number of nodes: [4], Columns: [0,1], Lags: [[3],[]]" MSE = <text:s/>0.16188 R2 = <text:s/>0.646312</text:p>
      <text:p text:style-name="Standard">Zero lags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]]"</text:p>
      <text:p text:style-name="Standard">Zero lags</text:p>
      <text:p text:style-name="Standard"><text:soft-page-break/>Zero lags</text:p>
      <text:p text:style-name="Standard">Model2 ?= Model1 false</text:p>
      <text:p text:style-name="Standard">Model3 ?= Model1 true</text:p>
      <text:p text:style-name="Standard">"Number of hidden layers:1, Number of nodes: [2], Columns: [0], Lags: [[4]]"</text:p>
      <text:p text:style-name="Standard">nMSE = 0.189117</text:p>
      <text:p text:style-name="Standard">R2 = 0.580191</text:p>
      <text:p text:style-name="Standard">"Number of hidden layers:1, Number of nodes: [2], Columns: [0,1], Lags: [[],[0]]" MSE = <text:s/>0.189117 R2 = <text:s/>0.580191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4]]"</text:p>
      <text:p text:style-name="Standard">nMSE = 0.144749</text:p>
      <text:p text:style-name="Standard">R2 = 0.702243</text:p>
      <text:p text:style-name="Standard">"Number of hidden layers:1, Number of nodes: [4], Columns: [0,1], Lags: [[4],[0]]" MSE = <text:s/>0.144749 R2 = <text:s/>0.702243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2,4]]"</text:p>
      <text:p text:style-name="Standard">nMSE = 0.083719</text:p>
      <text:p text:style-name="Standard">R2 = 0.824546</text:p>
      <text:p text:style-name="Standard">"Number of hidden layers:1, Number of nodes: [6], Columns: [0,1], Lags: [[10],[10]]" MSE = <text:s/>0.083719 R2 = <text:s/>0.824546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],[0]]"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1], Lags: [[10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1], Lags: [[4,8]]"</text:p>
      <text:p text:style-name="Standard">nMSE = 0.13511</text:p>
      <text:p text:style-name="Standard">R2 = 0.703841</text:p>
      <text:p text:style-name="Standard">"Number of hidden layers:1, Number of nodes: [4], Columns: [0], Lags: [[0,4]]" MSE = <text:s/>0.13511 R2 = <text:s/>0.703841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4],[0]]"</text:p>
      <text:p text:style-name="Standard"><text:soft-page-break/>nMSE = 0.140401</text:p>
      <text:p text:style-name="Standard">R2 = 0.685129</text:p>
      <text:p text:style-name="Standard">"Number of hidden layers:1, Number of nodes: [6], Columns: [0,1], Lags: [[],[0,3]]" MSE = <text:s/>0.140401 R2 = <text:s/>0.685129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1], Lags: [[2]]"</text:p>
      <text:p text:style-name="Standard">nMSE = 0.10456</text:p>
      <text:p text:style-name="Standard">R2 = 0.766039</text:p>
      <text:p text:style-name="Standard">"Number of hidden layers:1, Number of nodes: [4], Columns: [0], Lags: [[8]]" MSE = <text:s/>0.10456 R2 = <text:s/>0.766039</text:p>
      <text:p text:style-name="Standard">Zero lags</text:p>
      <text:p text:style-name="Standard">Zero lags</text:p>
      <text:p text:style-name="Standard">Zero lags</text:p>
      <text:p text:style-name="Standard">Model2 ?= Model1 true</text:p>
      <text:p text:style-name="Standard">Model3 ?= Model1 true</text:p>
      <text:p text:style-name="Standard">"Number of hidden layers:1, Number of nodes: [2], Columns: [0,1], Lags: [[],[]]"</text:p>
      <text:p text:style-name="Standard">nMSE = 0.103589</text:p>
      <text:p text:style-name="Standard">R2 = 0.821312</text:p>
      <text:p text:style-name="Standard">"Number of hidden layers:1, Number of nodes: [5], Columns: [0,1], Lags: [[10],[]]" MSE = <text:s/>0.103589 R2 = <text:s/>0.821312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2], Columns: [0,1], Lags: [[0,1,2],[1,2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5], Columns: [0], Lags: [[0,2]]"</text:p>
      <text:p text:style-name="Standard">nMSE = 0.192716</text:p>
      <text:p text:style-name="Standard">R2 = 0.581094</text:p>
      <text:p text:style-name="Standard">"Number of hidden layers:1, Number of nodes: [5], Columns: [1], Lags: [[0]]" MSE = <text:s/>0.192716 R2 = <text:s/>0.581094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5]]"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0],[]]"</text:p>
      <text:p text:style-name="Standard">nMSE = 0.110287</text:p>
      <text:p text:style-name="Standard"><text:soft-page-break/>R2 = 0.75655</text:p>
      <text:p text:style-name="Standard">"Number of hidden layers:1, Number of nodes: [5], Columns: [0,1], Lags: [[0,8],[]]" MSE = <text:s/>0.110287 R2 = <text:s/>0.75655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7], Columns: [0,1], Lags: [[2],[0,4]]"</text:p>
      <text:p text:style-name="Standard">nMSE = 0.0983501</text:p>
      <text:p text:style-name="Standard">R2 = 0.779348</text:p>
      <text:p text:style-name="Standard">"Number of hidden layers:1, Number of nodes: [6], Columns: [1], Lags: [[8]]" MSE = <text:s/>0.0983501 R2 = <text:s/>0.779348</text:p>
      <text:p text:style-name="Standard">Zero lags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6], Columns: [0], Lags: [[]]"</text:p>
      <text:p text:style-name="Standard">nMSE = 0.131775</text:p>
      <text:p text:style-name="Standard">R2 = 0.730187</text:p>
      <text:p text:style-name="Standard">"Number of hidden layers:1, Number of nodes: [6], Columns: [1], Lags: [[6]]" MSE = <text:s/>0.131775 R2 = <text:s/>0.730187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4], Columns: [0], Lags: [[0,2,4]]"</text:p>
      <text:p text:style-name="Standard">nMSE = 0.180016</text:p>
      <text:p text:style-name="Standard">R2 = 0.72554</text:p>
      <text:p text:style-name="Standard">"Number of hidden layers:1, Number of nodes: [6], Columns: [0,1], Lags: [[],[0,2,4]]" MSE = <text:s/>0.180016 R2 = <text:s/>0.72554</text:p>
      <text:p text:style-name="Standard">Zero lags</text:p>
      <text:p text:style-name="Standard">Zero lags</text:p>
      <text:p text:style-name="Standard">Model2 ?= Model1 false</text:p>
      <text:p text:style-name="Standard">Model3 ?= Model1 true</text:p>
      <text:p text:style-name="Standard">"Number of hidden layers:1, Number of nodes: [3], Columns: [1], Lags: [[]]"</text:p>
      <text:p text:style-name="Standard">nMSE = 0.127592</text:p>
      <text:p text:style-name="Standard">R2 = 0.718537</text:p>
      <text:p text:style-name="Standard">"Number of hidden layers:1, Number of nodes: [3], Columns: [0,1], Lags: [[6],[0,6]]" MSE = <text:s/>0.127592 R2 = <text:s/>0.718537</text:p>
      <text:p text:style-name="Standard"/>
      <text:p text:style-name="Standard">Process exited with code: 0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6:07:43.986505754</meta:creation-date>
    <dc:date>2024-11-11T16:08:51.762111718</dc:date>
    <meta:editing-duration>PT1M8S</meta:editing-duration>
    <meta:editing-cycles>1</meta:editing-cycles>
    <meta:document-statistic meta:table-count="0" meta:image-count="0" meta:object-count="0" meta:page-count="22" meta:paragraph-count="968" meta:word-count="5559" meta:character-count="32085" meta:non-whitespace-character-count="27294"/>
    <meta:generator>LibreOffice/6.4.7.2$Linux_X86_64 LibreOffice_project/40$Build-2</meta:generator>
  </office:meta>
</office:document-meta>
</file>